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365899" style:font-name="Helvetica Neue" fo:font-size="9pt" fo:letter-spacing="normal" fo:font-style="normal" style:text-underline-style="solid" style:text-underline-width="auto" style:text-underline-color="font-color" fo:font-weight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krig</text:p>
      <text:p text:style-name="Standard"/>
      <text:p text:style-name="Standard"/>
      <text:p text:style-name="Standard">Matkrig er et 2D-platform artilleri spill som går ut på å kaste mat på motstanderen. Første spiller som når null helsepoeng taper. </text:p>
      <text:p text:style-name="Standard">Spilleren må ha tilgang til en spillmeny. Her kan det velges mellom å spille mot datamaskin eller mot en annen spiller<text:span text:style-name="T1">.</text:span> Deretter må karttema velges<text:span text:style-name="T1">.</text:span> Spilleren har valget mellom å spille på et ferdiglaget kart eller tilfeldig generert kart<text:span text:style-name="T1">.</text:span> Spilleren blir deretter plassert på valgt kart utstyrt med maten som skal brukes til å skade motstanderen<text:span text:style-name="T1">.</text:span> Spillet går i sanntid og spillet starter med en bevegelsefase<text:span text:style-name="T1">. </text:span><text:span text:style-name="T2">Her skal spilleren ha mulighet til å gå frem og tilbake på kartet, samt muligheten til å hoppe over eventuelle hindringer eller en «oppoverbakke».</text:span> Spilleren tar deretter å velger et våpen som skal brukes til å skade motstanderen<text:span text:style-name="T1">.</text:span> Spilleren har mulighet til å kjøpe ammunisjon til andre våpen som spilleren<text:span text:style-name="T1">.</text:span> I tillegg til startutstyret så har spilleren fått en sum med penger som kan brukes i denne butikken for våpen<text:span text:style-name="T1">.</text:span> Spilleren kan ikke få mer penger utover i spillet<text:span text:style-name="T1">. </text:span><text:span text:style-name="T2">Skaden på våpenet/maten skal være basert på åpen data fra </text:span><text:span text:style-name="T1"><text:s/></text:span><text:s/><text:a xlink:type="simple" xlink:href="https://www.europeandataportal.eu/data/en/dataset/http---data-norge-no-node-493" office:target-frame-name="_blank" xlink:show="new" text:style-name="Internet_20_link" text:visited-style-name="Visited_20_Internet_20_Link"><text:span text:style-name="T3">https://www.europeandataportal.eu/data/en/dataset/http---data-norge-no-node-493</text:span></text:a> (kaloriene bestemmer skaden). Etter at en spiller har nådd 0 helsepoeng, skal det være mulighet for å starte en omkamp med en gang. </text:p>
      <text:p text:style-name="Standard"/>
      <text:p text:style-name="Standard">1<text:span text:style-name="T1">.</text:span>Målgruppe kan være alle aldre, men vil vel kanskje appellere mest til barn/ungdom<text:span text:style-name="T1">.</text:span> Det vil ikke kreve noen spesifikke kunnskaper for spillet<text:span text:style-name="T1">.</text:span></text:p>
      <text:p text:style-name="Standard"/>
      <text:p text:style-name="Standard">2<text:span text:style-name="T1">.</text:span>En spillerunde er ikke fast satt, bestemmes ut ifra hvor fort eller sakte spilleren spiller<text:span text:style-name="T1">.</text:span> En runde skal maksimalt vare i femten minutter<text:span text:style-name="T1">.</text:span> Det skal være mulig å lagre spillet underveis for så å gjenoppta det på et senere tidspunkt<text:span text:style-name="T1">.</text:span> Det vil bare være en spillrunde<text:span text:style-name="T1">.</text:span> </text:p>
      <text:p text:style-name="Standard"/>
      <text:p text:style-name="Standard">3<text:span text:style-name="T1">.</text:span>Spillet skal kunne spilles mot <text:s/>både datamaskin og andre spillere<text:span text:style-name="T1">.</text:span></text:p>
      <text:p text:style-name="Standard"/>
      <text:p text:style-name="Standard">4<text:span text:style-name="T1">.</text:span></text:p>
      <text:p text:style-name="Standard"/>
      <text:list xml:id="list2076060271732956882" text:style-name="L2">
        <text:list-item>
          <text:p text:style-name="P1">Use case: Spille en omgang</text:p>
          <text:p text:style-name="P1">Overview: 2 spillere eller en spiller og datamaskin har bestemt seg for å spille mot hverandre</text:p>
          <text:p text:style-name="P1">Actors: Aktør, System</text:p>
        </text:list-item>
      </text:list>
      <text:p text:style-name="Standard"><text:tab/></text:p>
      <text:p text:style-name="Standard"><text:tab/>Main Success Scenario</text:p>
      <text:list xml:id="list9010960025075415898" text:style-name="L3">
        <text:list-item>
          <text:list>
            <text:list-item>
              <text:list>
                <text:list-item>
                  <text:p text:style-name="P2">Aktør får * sekunder på å bevege seg fritt på kartet<text:span text:style-name="T1">.</text:span></text:p>
                </text:list-item>
                <text:list-item>
                  <text:p text:style-name="P2">Aktør velger våpen</text:p>
                </text:list-item>
                <text:list-item>
                  <text:p text:style-name="P2">Aktør velger retning</text:p>
                </text:list-item>
                <text:list-item>
                  <text:p text:style-name="P2">Aktør velger kraft for lenge og skade</text:p>
                </text:list-item>
                <text:list-item>
                  <text:p text:style-name="P2">Systemet registrer prosjektilposisjon</text:p>
                </text:list-item>
                <text:list-item>
                  <text:p text:style-name="P2">Systemet endrer miljøet ut ifra prosjektilkraft og type</text:p>
                </text:list-item>
              </text:list>
            </text:list-item>
          </text:list>
        </text:list-item>
      </text:list>
      <text:p text:style-name="Standard"><text:tab/> <text:s text:c="5"/>7<text:span text:style-name="T1">.</text:span> <text:s text:c="2"/>Motstander blir truffet av prosjektil</text:p>
      <text:p text:style-name="Standard"><text:tab/> <text:s text:c="6"/>8<text:span text:style-name="T1">.</text:span> <text:s/>Systemet beregner skade<text:span text:style-name="T1">.</text:span></text:p>
      <text:p text:style-name="Standard"><text:tab/> <text:s text:c="6"/>9<text:span text:style-name="T1">.</text:span> <text:s/>Motstander mister helsepoeng</text:p>
      <text:p text:style-name="Standard"><text:tab/> <text:s text:c="5"/>10<text:span text:style-name="T1">.</text:span> Motstander dør</text:p>
      <text:p text:style-name="Standard"><text:tab/> <text:s text:c="5"/>11<text:span text:style-name="T1">.</text:span> Gjenstående spiller vinner<text:tab/></text:p>
      <text:p text:style-name="Standard"/>
      <text:p text:style-name="Standard"><text:tab/>A1<text:span text:style-name="T1">.</text:span> @1, Aktør beveger seg ut av kartet</text:p>
      <text:p text:style-name="Standard"><text:soft-page-break/><text:tab/>A2<text:span text:style-name="T1">.</text:span> Gjenoppta @11</text:p>
      <text:p text:style-name="Standard"><text:tab/>B1<text:span text:style-name="T1">.</text:span> @2, Aktør har ikke ammunisjon</text:p>
      <text:p text:style-name="Standard"><text:tab/>B2<text:span text:style-name="T1">.</text:span> Gjenoppta @2</text:p>
      <text:p text:style-name="Standard"><text:tab/>C1<text:span text:style-name="T1">.</text:span> @9, Motstander overlever</text:p>
      <text:p text:style-name="Standard"><text:tab/>C2<text:span text:style-name="T1">.</text:span> Gjenoppta @1</text:p>
      <text:p text:style-name="Standard"><text:tab/>D1 @everywhere,Tiden går ut</text:p>
      <text:p text:style-name="Standard"><text:tab/>D2<text:span text:style-name="T1">.</text:span> Aktør med mest gjenstående helsepoeng vinner<text:span text:style-name="T1">.</text:span></text:p>
      <text:p text:style-name="Standard"><text:tab/>E1<text:span text:style-name="T1">.</text:span> @2, tid for å velge våpen/retning/kraft går ut</text:p>
      <text:p text:style-name="Standard"><text:tab/>E2<text:span text:style-name="T1">.</text:span> Aktør får ikke angrepet</text:p>
      <text:p text:style-name="Standard"><text:tab/>E3<text:span text:style-name="T1">.</text:span> Gjenoppta @1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k Ahlsen</meta:initial-creator>
    <meta:creation-date>2017-02-14T12:30:39.72</meta:creation-date>
    <dc:date>2017-02-16T14:38:35.77</dc:date>
    <dc:creator>Eirik Ahlsen</dc:creator>
    <meta:editing-duration>P2DT52M21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2" meta:paragraph-count="34" meta:word-count="427" meta:character-count="2685"/>
  </office:meta>
</office:document-meta>
</file>